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style:text-underline-type="single" style:text-underline-style="solid" style:text-underline-width="auto" style:text-underline-mode="continuous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7.1861in" style:use-optimal-column-width="false"/>
    </style:style>
    <style:style style:name="TableColumn33" style:family="table-column">
      <style:table-column-properties style:column-width="0.0902in" style:use-optimal-column-width="false"/>
    </style:style>
    <style:style style:name="Table31" style:family="table">
      <style:table-properties style:width="7.2763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</style:style>
    <style:style style:name="T38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39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 fo:language="es" fo:country="MX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language="es" fo:country="MX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5" style:parent-style-name="Standard" style:family="paragraph">
      <style:paragraph-properties fo:text-align="end" fo:margin-left="0.4368in">
        <style:tab-stops/>
      </style:paragraph-properties>
    </style:style>
    <style:style style:name="T4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47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</style:style>
    <style:style style:name="T5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55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3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1.2243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Standard" style:family="paragraph">
      <style:paragraph-properties fo:text-align="end" fo:margin-left="0.4368in">
        <style:tab-stops/>
      </style:paragraph-properties>
    </style:style>
    <style:style style:name="T71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493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7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6208in"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TableRow89" style:family="table-row">
      <style:table-row-properties style:row-height="0.1062in" style:use-optimal-row-height="false"/>
    </style:style>
    <style:style style:name="TableCell90" style:family="table-cell">
      <style:table-cell-properties fo:border="none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P94" style:parent-style-name="Standard" style:family="paragraph">
      <style:text-properties style:font-name="Calibri" fo:color="#000000" fo:font-size="26pt" style:font-size-asian="26pt"/>
    </style:style>
    <style:style style:name="P95" style:parent-style-name="Standard" style:family="paragraph">
      <style:text-properties fo:font-size="27pt" style:font-size-asian="27pt" fo:language="es" fo:country="MX"/>
    </style:style>
    <style:style style:name="P96" style:parent-style-name="Standard" style:family="paragraph">
      <style:text-properties fo:font-size="27pt" style:font-size-asian="27pt" fo:language="es" fo:country="MX"/>
    </style:style>
    <style:style style:name="P97" style:parent-style-name="Standard" style:family="paragraph">
      <style:text-properties fo:font-size="27pt" style:font-size-asian="27pt" fo:language="es" fo:country="MX"/>
    </style:style>
    <style:style style:name="P98" style:parent-style-name="Standard" style:family="paragraph">
      <style:paragraph-properties fo:text-align="center"/>
      <style:text-properties fo:font-size="16pt" style:font-size-asian="16pt" style:font-size-complex="16pt" fo:language="es" fo:country="MX"/>
    </style:style>
    <style:style style:name="P99" style:parent-style-name="Standard" style:family="paragraph">
      <style:text-properties fo:language="es" fo:country="MX"/>
    </style:style>
    <style:style style:name="P100" style:parent-style-name="Standard" style:family="paragraph">
      <style:text-properties fo:language="es" fo:country="MX"/>
    </style:style>
    <style:style style:name="P101" style:parent-style-name="Standard" style:family="paragraph">
      <style:text-properties fo:language="es" fo:country="MX"/>
    </style:style>
    <style:style style:name="P102" style:parent-style-name="Standard" style:family="paragraph">
      <style:text-properties fo:language="es" fo:country="MX"/>
    </style:style>
    <style:style style:name="P103" style:parent-style-name="Standard" style:family="paragraph">
      <style:text-properties fo:language="es" fo:country="MX"/>
    </style:style>
    <style:style style:name="P104" style:parent-style-name="Standard" style:family="paragraph">
      <style:text-properties fo:language="es" fo:country="MX"/>
    </style:style>
    <style:style style:name="P105" style:parent-style-name="Standard" style:family="paragraph">
      <style:text-properties fo:language="es" fo:country="MX"/>
    </style:style>
    <style:style style:name="P106" style:parent-style-name="Standard" style:family="paragraph">
      <style:text-properties fo:language="es" fo:country="MX"/>
    </style:style>
    <style:style style:name="P107" style:parent-style-name="Standard" style:family="paragraph"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fo:language="es" fo:country="MX"/>
    </style:style>
    <style:style style:name="P111" style:parent-style-name="Standard" style:family="paragraph">
      <style:text-properties fo:language="es" fo:country="MX"/>
    </style:style>
    <style:style style:name="P112" style:parent-style-name="Standard" style:family="paragraph">
      <style:text-properties fo:language="es" fo:country="MX"/>
    </style:style>
    <style:style style:name="P113" style:parent-style-name="Standard" style:family="paragraph">
      <style:text-properties fo:language="es" fo:country="MX"/>
    </style:style>
    <style:style style:name="P114" style:parent-style-name="Standard" style:family="paragraph">
      <style:text-properties fo:language="es" fo:country="MX"/>
    </style:style>
    <style:style style:name="P115" style:parent-style-name="Standard" style:family="paragraph">
      <style:text-properties fo:language="es" fo:country="MX"/>
    </style:style>
    <style:style style:name="P116" style:parent-style-name="Standard" style:family="paragraph">
      <style:text-properties fo:language="es" fo:country="MX"/>
    </style:style>
    <style:style style:name="P117" style:parent-style-name="Standard" style:family="paragraph">
      <style:text-properties fo:language="es" fo:country="MX"/>
    </style:style>
    <style:style style:name="P118" style:parent-style-name="Standard" style:family="paragraph">
      <style:text-properties fo:language="es" fo:country="MX"/>
    </style:style>
    <style:style style:name="P119" style:parent-style-name="Standard" style:family="paragraph">
      <style:text-properties fo:language="es" fo:country="MX"/>
    </style:style>
    <style:style style:name="P120" style:parent-style-name="Standard" style:family="paragraph">
      <style:text-properties fo:language="es" fo:country="MX"/>
    </style:style>
    <style:style style:name="P121" style:parent-style-name="Standard" style:family="paragraph">
      <style:text-properties fo:language="es" fo:country="MX"/>
    </style:style>
    <style:style style:name="P122" style:parent-style-name="Standard" style:family="paragraph">
      <style:text-properties fo:language="es" fo:country="MX"/>
    </style:style>
    <style:style style:name="P123" style:parent-style-name="Standard" style:family="paragraph">
      <style:text-properties fo:language="es" fo:country="MX"/>
    </style:style>
    <style:style style:name="P124" style:parent-style-name="Standard" style:family="paragraph">
      <style:text-properties fo:language="es" fo:country="MX"/>
    </style:style>
    <style:style style:name="P125" style:parent-style-name="Standard" style:family="paragraph">
      <style:text-properties fo:language="es" fo:country="MX"/>
    </style:style>
    <style:style style:name="P126" style:parent-style-name="Standard" style:family="paragraph">
      <style:text-properties fo:language="es" fo:country="MX"/>
    </style:style>
    <style:style style:name="P127" style:parent-style-name="Standard" style:family="paragraph">
      <style:text-properties fo:language="es" fo:country="MX"/>
    </style:style>
    <style:style style:name="P128" style:parent-style-name="Standard" style:family="paragraph">
      <style:text-properties fo:language="es" fo:country="MX"/>
    </style:style>
    <style:style style:name="P129" style:parent-style-name="Standard" style:family="paragraph">
      <style:text-properties fo:language="es" fo:country="MX"/>
    </style:style>
    <style:style style:name="P130" style:parent-style-name="Standard" style:family="paragraph">
      <style:text-properties fo:language="es" fo:country="MX"/>
    </style:style>
    <style:style style:name="P131" style:parent-style-name="Standard" style:family="paragraph">
      <style:text-properties fo:language="es" fo:country="MX"/>
    </style:style>
    <style:style style:name="P132" style:parent-style-name="Standard" style:family="paragraph">
      <style:text-properties fo:language="es" fo:country="MX"/>
    </style:style>
    <style:style style:name="P133" style:parent-style-name="Standard" style:family="paragraph">
      <style:text-properties fo:language="es" fo:country="MX"/>
    </style:style>
    <style:style style:name="P134" style:parent-style-name="Standard" style:family="paragraph">
      <style:text-properties fo:language="es" fo:country="MX"/>
    </style:style>
    <style:style style:name="T135" style:parent-style-name="Fuentedepárrafopredeter." style:family="text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<text:span text:style-name="T38">Profesor:</text:span><text:span text:style-name="T39"><text:s/>CRUZ CARLON JUAN ALFREDO</text:span>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  <text:p text:style-name="P45"><text:span text:style-name="T46">Asignatura:</text:span><text:span text:style-name="T47"><text:s/>FUNDAMENTOS DE PROGRAMCIÓN<text:s/></text:span>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  <text:p text:style-name="P53"><text:span text:style-name="T54">Grupo:</text:span><text:span text:style-name="T55">1107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  <text:p text:style-name="P61">No de Práctica(s):5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  <text:p text:style-name="P67">Integrante(s):DESPOYS PASCUAL PAUL</text:p>
            <text:p text:style-name="P68">GARCÍA MIRANDA IVANNA</text:p>
            <text:p text:style-name="P69">RAMÍREZ RAMÍREZ <text:s/>ANA KARLA</text:p>
            <text:p text:style-name="P70"><text:span text:style-name="T71">VARGAS ROMERO MIRTHA ANDREA<text:s/></text:span>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12/10</text:span><text:span text:style-name="T79">/17</text:span>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Obervaciones:</text:span>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Standard"/>
      <text:p text:style-name="Standard"/>
      <text:p text:style-name="P94"><text:tab/><text:tab/><text:tab/><text:tab/><text:tab/>CALIFICACIÓN: __________</text:p>
      <text:p text:style-name="Standard"/>
      <text:p text:style-name="P95"/>
      <text:p text:style-name="P96"/>
      <text:p text:style-name="P97"/>
      <text:p text:style-name="P98">SUMA DE DOS NÚMEROS</text:p>
      <text:p text:style-name="P99">INICIO<text:s/></text:p>
      <text:p text:style-name="P100">Numero [3] // 3 variables de tipo entero</text:p>
      <text:p text:style-name="P101">Numero_[0] 9 <text:s text:c="12"/>FS: FUNCION SUMA <text:s text:c="2"/>≠ diferente<text:s/></text:p>
      <text:p text:style-name="P102">Numero_[1] 7<text:tab/><text:tab/>-&gt;: adquiere valor <text:s/>+ incrementa una unidad<text:s/></text:p>
      <text:p text:style-name="P103">Numero_[2] 2<text:tab/><text:tab/>=: igual a<text:s/></text:p>
      <text:p text:style-name="P104"/>
      <text:p text:style-name="P105">ESCRIBIR: "Numero_[2] 2"</text:p>
      <text:p text:style-name="P106">LEER: <text:s/>SI Numero_[2] <text:s/>≠ de 9 ENTONCES</text:p>
      <text:p text:style-name="P107">ESCRIBIR: "Numero_[2]+1"</text:p>
      <text:p text:style-name="P108">LEER: Numero_[2] +<text:s/></text:p>
      <text:p text:style-name="P109">DE LO CONTRARIO<text:s/></text:p>
      <text:p text:style-name="P110">ESCRIBIR: "Numero_[2] 2"</text:p>
      <text:p text:style-name="P111">LEER: SI Numero_[2] = a 9 ENTONCES</text:p>
      <text:p text:style-name="P112">ESCRIBIR: "Numero_[2] = a 9"</text:p>
      <text:p text:style-name="P113">LEER: Numero_[2] -&gt; 0</text:p>
      <text:p text:style-name="P114">ESCRIBIR: "Numero_[1] 7"</text:p>
      <text:p text:style-name="P115">LEER: <text:s/>SI Numero_[1] <text:s/>≠ de 9 ENTONCES</text:p>
      <text:p text:style-name="P116">ESCRIBIR: "Numero_[1]+1"</text:p>
      <text:p text:style-name="P117">LEER: Numero_[1] +</text:p>
      <text:p text:style-name="P118">DE LO CONTRARIO</text:p>
      <text:p text:style-name="P119">ESCRIBIR: "Numero_[1] 7"</text:p>
      <text:p text:style-name="P120">LEER: SI Numero_[1] = a 9 ENTONCES</text:p>
      <text:p text:style-name="P121">ESCRIBIR: "Numero_[1] = a 9"</text:p>
      <text:p text:style-name="P122">LEER: Numero_[1] -&gt; 0</text:p>
      <text:p text:style-name="P123">ESCRIBIR: "Numero_[0] 9"</text:p>
      <text:p text:style-name="P124">LEER: <text:s/>SI Numero_[0] <text:s/>≠ de 9 ENTONCES</text:p>
      <text:p text:style-name="P125">ESCRIBIR: "Numero_[0]+1"</text:p>
      <text:p text:style-name="P126">LEER: Numero_[0] +</text:p>
      <text:p text:style-name="P127">DE LO CONTRARIO</text:p>
      <text:p text:style-name="P128">ESCRIBIR: "Numero_[0] 9"</text:p>
      <text:p text:style-name="P129">LEER: SI Numero_[0] = a 9 ENTONCES</text:p>
      <text:p text:style-name="P130">ESCRIBIR: "Numero_[0] -&gt; 10"</text:p>
      <text:p text:style-name="P131">LEER: Numero_[0] -&gt; 10 **</text:p>
      <text:p text:style-name="P132">FIN FS</text:p>
      <text:p text:style-name="P133">//** En la suma siempre que se quiera aumentar en uno pero el valor</text:p>
      <text:p text:style-name="P134">sea 9 de la variable "Numero_[0]" esta se convertirá en 10, no<text:s/></text:p>
      <text:p text:style-name="Standard"><text:span text:style-name="T135">importa la cantidad de variables que tenga el número a suma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irtha Vargas</dc:creator>
    <meta:creation-date>2017-10-12T23:21:00Z</meta:creation-date>
    <dc:date>2017-10-12T23:22:00Z</dc:date>
    <meta:template xlink:href="Normal" xlink:type="simple"/>
    <meta:editing-cycles>3</meta:editing-cycles>
    <meta:editing-duration>PT60S</meta:editing-duration>
    <meta:document-statistic meta:page-count="2" meta:paragraph-count="3" meta:word-count="242" meta:character-count="1574" meta:row-count="11" meta:non-whitespace-character-count="1335"/>
  </office:meta>
</office:document-meta>
</file>